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Rubrik_20_1" style:master-page-name="Standard">
      <style:paragraph-properties fo:margin-top="0.1665in" fo:margin-bottom="0.0835in" style:page-number="auto"/>
      <style:text-properties style:font-name-asian="Nimbus Sans L1"/>
    </style:style>
    <style:style style:name="P3" style:family="paragraph" style:parent-style-name="Brödtext">
      <style:text-properties fo:font-style="italic" style:font-style-asian="italic" style:font-style-complex="italic"/>
    </style:style>
    <style:style style:name="P4" style:family="paragraph" style:parent-style-name="Brödtext" style:list-style-name="WWNum1"/>
    <style:style style:name="P5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language="sv" fo:country="SE" fo:hyphenate="false" fo:hyphenation-remain-char-count="2" fo:hyphenation-push-char-count="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Put out bomb</text:p>
      <text:p text:style-name="P3">This should be max 2 pages. If longer use include (or extend) other use case (i.e. refactor)</text:p>
      <text:p text:style-name="Brödtext">Short description: Player places bomb</text:p>
      <text:p text:style-name="Brödtext">Priority: high</text:p>
      <text:p text:style-name="Brödtext">Includes: UC Explode Bomb</text:p>
      <text:p text:style-name="Brödtext">Participating actors</text:p>
      <text:list xml:id="list1070865641977367712" text:style-name="WWNum1">
        <text:list-item>
          <text:p text:style-name="P4">Player 1</text:p>
        </text:list-item>
      </text:list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5"><text:bookmark text:name="_GoBack"/>System (det som visas på skärmen)</text:p>
          </table:table-cell>
        </table:table-row>
        <table:table-row table:style-name="Table1.1">
          <table:table-cell table:style-name="Table1.A1" office:value-type="string">
            <text:p text:style-name="P1">Player 1 presses the space key on the keyboar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bomb is put out on player 1´s avatar position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layer 1’s number of available bombs to put out is decremented by one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timer counts down three seconds and then explodes the bomb (see UC Explode Bomb) with the amount of fire that player 1 has picked up as extrafire-powerups.</text:p>
          </table:table-cell>
        </table:table-row>
      </table:table>
      <text:p text:style-name="Brödtext"/>
      <text:p text:style-name="Brödtext">Alternate flow:</text:p>
      <text:p text:style-name="Brödtext">Not available</text:p>
      <text:p text:style-name="Brödtext">no bombs available</text:p>
      <text:p text:style-name="Brödtext"/>
      <text:p text:style-name="Brödtext"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date>2012-05-21T13:51:12.69</dc:date>
    <meta:editing-cycles>42</meta:editing-cycles>
    <meta:editing-duration>PT1M11S</meta:editing-duration>
    <meta:generator>OpenOffice.org/3.4$Win32 OpenOffice.org_project/340m1$Build-9590</meta:generator>
    <meta:document-statistic meta:table-count="1" meta:image-count="0" meta:object-count="0" meta:page-count="1" meta:paragraph-count="19" meta:word-count="120" meta:character-count="674"/>
    <meta:template xlink:type="simple" xlink:actuate="onRequest" xlink:title="Normal.dotm" xlink:href=""/>
  </office:meta>
</office:document-meta>
</file>